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nux Biolinum G1" svg:font-family="'Linux Biolinum G'" style:font-adornments="Bold" style:font-pitch="variable"/>
    <style:font-face style:name="Phosphate" svg:font-family="Phosphate" style:font-pitch="variable"/>
    <style:font-face style:name="Phosphate1" svg:font-family="Phosphate" style:font-adornments="Inlin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20.25cm" fo:min-width="26.8cm"/>
    </style:style>
    <style:style style:name="gr2" style:family="graphic" style:parent-style-name="standard">
      <style:graphic-properties draw:stroke="none" svg:stroke-color="#000000" draw:fill="solid" draw:fill-color="#ffffff" draw:textarea-horizontal-align="center" draw:textarea-vertical-align="middle" fo:min-height="2.287cm" draw:shadow="hidden"/>
    </style:style>
    <style:style style:name="gr3" style:family="graphic" style:parent-style-name="standard">
      <style:graphic-properties draw:stroke="none" svg:stroke-color="#000000" draw:fill="solid" draw:fill-color="#ffffff" draw:textarea-horizontal-align="center" draw:textarea-vertical-align="middle" fo:min-height="6.765cm" draw:shadow="hidden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color="#ffffff" style:font-name="Phosphate1" fo:font-size="54pt" style:font-size-asian="18pt" style:font-size-complex="18pt"/>
    </style:style>
    <style:style style:name="P3" style:family="paragraph">
      <loext:graphic-properties draw:fill="solid" draw:fill-color="#ffffff"/>
      <style:paragraph-properties fo:text-align="center"/>
      <style:text-properties fo:color="#ffffff" style:font-name="Phosphate1" fo:font-size="80pt" style:font-size-asian="18pt" style:font-size-complex="18pt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7.3cm" svg:height="20.5cm" svg:x="1.9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2" draw:text-style-name="P2" draw:layer="layout" svg:width="2.285cm" svg:height="2.2cm" draw:transform="skewX (-0.000349065850398892) rotate (0.396538806053112) translate (13.8991862657967cm 10.1491521825921cm)" svg:viewBox="0 0 2286 2201" svg:d="M769 1c124 319 248 637 373 957 125-320 250-638 376-958 257 0 513 0 768 0-286 733-572 1468-858 2201-188 0-379 0-570 0-286-733-572-1467-858-2200z">
            <text:p/>
          </draw:path>
          <draw:path draw:style-name="gr2" draw:text-style-name="P2" draw:layer="layout" svg:width="0.745cm" svg:height="2.2cm" draw:transform="rotate (0.396189740202713) translate (16.0532107821613cm 9.24678323480318cm)" svg:viewBox="0 0 746 2201" svg:d="M0 0c248 0 498 0 745 0 1 733 1 1468 1 2201-247 0-496 0-744 0z">
            <text:p/>
          </draw:path>
          <draw:path draw:style-name="gr2" draw:text-style-name="P2" draw:layer="layout" svg:width="1.319cm" svg:height="2.201cm" draw:transform="rotate (0.397236937753909) translate (16.9524641284112cm 8.87044376848636cm)" svg:viewBox="0 0 1320 2202" svg:d="M1 0c431 0 864 0 1297 0 0 193-1 385-1 577-198 0-396 0-593 0 0 82-1 163-1 244 195 1 389 1 585 1 0 182 0 365 0 548-196 0-390 0-585 0 0 84 0 169 0 255 205 0 411 0 617 0 0 192 0 384 0 577-440-1-880-1-1320-1z">
            <text:p/>
          </draw:path>
          <draw:path draw:style-name="gr2" draw:text-style-name="P2" draw:layer="layout" svg:width="1.874cm" svg:height="2.201cm" draw:transform="skewX (-0.00069813170079772) rotate (0.396713338978311) translate (18.3519669085195cm 8.28351568028304cm)" svg:viewBox="0 0 1875 2202" svg:d="M1 0c192 0 385 0 577 0 203 282 405 565 608 847 0-282 0-565 0-847 229 0 460 0 689 0-2 733-1 1468-1 2201-193 0-387 0-581 0-202-283-402-564-603-844 0 280 0 561 0 844-231 0-460 0-690 1z">
            <text:p/>
          </draw:path>
          <draw:path draw:style-name="gr2" draw:text-style-name="P2" draw:layer="layout" svg:width="1.873cm" svg:height="2.2cm" draw:transform="skewX (-0.000349065850398941) rotate (0.396713338978311) translate (20.2943418183613cm 7.46915216455758cm)" svg:viewBox="0 0 1874 2201" svg:d="M1 1c192-1 385-1 577-1 203 283 405 565 608 847 0-282 0-564 0-847 229 0 459 0 687 0 0 733 1 1469 1 2201-193 0-387 0-581 0-202-283-402-564-603-843 0 281 0 561 0 843-231 0-460 0-690 0z">
            <text:p/>
          </draw:path>
          <draw:path draw:style-name="gr2" draw:text-style-name="P2" draw:layer="layout" svg:width="2.196cm" svg:height="2.201cm" draw:transform="rotate (0.397236937753909) translate (22.0687179394183cm 6.7263866746825cm)" svg:viewBox="0 0 2197 2202" svg:d="M836 0c175 0 351 0 527 0 278 733 556 1469 834 2202-230 0-461 0-692-1-25-66-50-132-73-197-222 0-444 0-665 0-25 65-50 131-74 197-230 0-463 0-693 0zM1247 1518c-49-128-97-257-148-386-51 128-99 258-149 386z">
            <text:p/>
          </draw:path>
        </draw:g>
        <draw:g>
          <draw:path draw:style-name="gr3" draw:text-style-name="P3" draw:layer="layout" svg:width="1.871cm" svg:height="1.775cm" svg:x="8.365cm" svg:y="3.116cm" svg:viewBox="0 0 1872 1776" svg:d="M750 200l-107 224c-31 65-42 115-31 147 10 32 35 57 72 73l1188 530-243 602-1320-482c-165-60-265-148-296-267-32-119-6-281 81-484l251-543z">
            <text:p/>
          </draw:path>
          <draw:path draw:style-name="gr3" draw:text-style-name="P3" draw:layer="layout" svg:width="2.151cm" svg:height="2.018cm" svg:x="7.779cm" svg:y="4.635cm" svg:viewBox="0 0 2152 2019" svg:d="M48 752c36-145 86-273 148-380 62-108 136-193 219-255s174-99 276-112c101-13 212 2 329 42l1132 388-184 602-1131-305c-64-17-116-14-158 8s-74 70-92 146c-19 75-14 132 13 171s72 67 136 82l1142 259-119 621-1182-187c-122-19-227-58-310-116-84-60-148-135-192-230s-70-206-74-330c-5-125 11-259 47-404z">
            <text:p/>
          </draw:path>
          <draw:path draw:style-name="gr3" draw:text-style-name="P3" draw:layer="layout" svg:width="1.967cm" svg:height="2.008cm" svg:x="7.541cm" svg:y="6.596cm" svg:viewBox="0 0 1968 2009" svg:d="M1968 254c-23 170-42 342-56 513-255 166-506 341-752 527 241 5 483 11 724 16-4 207-2 412 7 618-627 27-1254 54-1880 81-9-208-13-415-10-623 243-209 493-409 746-598-239-17-479-34-720-50 17-248 43-493 76-738z">
            <text:p/>
          </draw:path>
          <draw:path draw:style-name="gr3" draw:text-style-name="P3" draw:layer="layout" svg:width="2.024cm" svg:height="1.528cm" svg:x="7.565cm" svg:y="8.731cm" svg:viewBox="0 0 2025 1529" svg:d="M1878 0c25 387 75 771 147 1151-161 31-323 62-485 93-35-183-65-368-89-553-69 10-138 19-207 28 25 185 55 370 90 555-154 30-307 59-461 88-36-194-68-387-94-581-71 9-143 19-215 28 28 210 62 419 103 627-162 31-323 62-485 93-90-464-151-934-182-1406z">
            <text:p/>
          </draw:path>
          <draw:path draw:style-name="gr3" draw:text-style-name="P3" draw:layer="layout" svg:width="1.985cm" svg:height="1.822cm" svg:x="8.233cm" svg:y="10.907cm" svg:viewBox="0 0 1986 1823" svg:d="M1344 1684c-288 140-543 177-765 98-221-79-395-260-502-541-108-280-101-530 11-737 113-207 328-350 635-439 308-89 561-85 765-1s344 240 433 470c88 231 88 440-8 639-95 200-281 372-569 511zM1075 1080c274-111 386-228 338-351-47-122-208-135-486-35s-393 218-342 352c52 134 217 146 490 34z">
            <text:p/>
          </draw:path>
          <draw:path draw:style-name="gr3" draw:text-style-name="P3" draw:layer="layout" svg:width="2.268cm" svg:height="1.385cm" svg:x="8.749cm" svg:y="12.546cm" svg:viewBox="0 0 2269 1386" svg:d="M480 337c75 150 159 251 245 304s166 58 240 16c50-28 83-66 98-114 16-46 20-96 12-152s-22-114-45-172-47-114-73-166l906-53 406 683-441 288-205-327c-2 78-13 155-33 233-19 66-49 135-91 208s-105 136-190 192c-115 75-232 113-354 109s-240-36-354-99-220-150-318-262-181-235-248-368c-15-30-24-50-27-57-4-9-7-17-8-24z">
            <text:p/>
          </draw:path>
          <draw:path draw:style-name="gr3" draw:text-style-name="P3" draw:layer="layout" svg:width="0.884cm" svg:height="0.966cm" svg:x="10.106cm" svg:y="13.719cm" svg:viewBox="0 0 885 967" svg:d="M392 0c155 231 319 455 493 672-122 98-245 196-368 295-182-227-354-462-517-703z">
            <text:p/>
          </draw:path>
          <draw:path draw:style-name="gr3" draw:text-style-name="P3" draw:layer="layout" svg:width="1.866cm" svg:height="1.708cm" svg:x="10.218cm" svg:y="14.163cm" svg:viewBox="0 0 1867 1709" svg:d="M882 404c15-134 33-269 53-404 205 25 411 46 616 60 102 118 208 234 316 347-453 434-906 868-1359 1302-176-184-345-373-508-568z">
            <text:p/>
          </draw:path>
          <draw:path draw:style-name="gr3" draw:text-style-name="P3" draw:layer="layout" svg:width="1.783cm" svg:height="1.743cm" svg:x="10.974cm" svg:y="14.892cm" svg:viewBox="0 0 1784 1744" svg:d="M804 410c2-136 7-271 13-408 207 5 413 5 618-2 114 108 231 213 349 314-407 476-816 954-1223 1430-193-165-380-336-561-513z">
            <text:p/>
          </draw:path>
          <draw:path draw:style-name="gr3" draw:text-style-name="P3" draw:layer="layout" svg:width="1.175cm" svg:height="0.821cm" svg:x="11.428cm" svg:y="16.487cm" svg:viewBox="0 0 1176 822" svg:d="M665 0c166 134 337 263 511 387-227 149-460 294-695 435-163-122-325-251-481-382z">
            <text:p/>
          </draw:path>
          <draw:path draw:style-name="gr3" draw:text-style-name="P3" draw:layer="layout" svg:width="1.953cm" svg:height="2.131cm" svg:x="12.797cm" svg:y="16.152cm" svg:viewBox="0 0 1954 2132" svg:d="M952 987c76-43 130-79 159-105 29-27 52-56 68-86 29-52 32-103 10-153-23-50-69-96-141-138-14-8-28-15-41-22s-25-12-37-17c-13-5-25-11-36-18l268-448c27 9 50 18 71 26s40 15 59 24c18 9 38 19 58 29 20 11 43 23 68 37 83 47 159 98 231 158s131 126 177 198c46 74 75 154 85 241 11 88-7 182-52 281-21 46-48 90-79 130-33 39-74 81-122 122-50 41-109 86-178 133s-153 101-246 161l-71 43 384 184-386 365-1201-662z">
            <text:p/>
          </draw:path>
          <draw:path draw:style-name="gr3" draw:text-style-name="P3" draw:layer="layout" svg:width="1.819cm" svg:height="1.986cm" svg:x="14.49cm" svg:y="16.866cm" svg:viewBox="0 0 1820 1987" svg:d="M1767 1240c-79 310-216 529-420 647-204 119-456 133-740 34s-472-267-558-487c-86-219-57-476 74-768 130-292 298-483 495-584s406-108 640-26 393 217 485 419c91 202 104 455 24 765zM1130 1055c91-281 74-441-51-485s-239 71-342 348-87 441 50 488c136 48 251-70 343-351z">
            <text:p/>
          </draw:path>
          <draw:path draw:style-name="gr3" draw:text-style-name="P3" draw:layer="layout" svg:width="1.048cm" svg:height="1.944cm" svg:x="16.282cm" svg:y="17.282cm" svg:viewBox="0 0 1049 1945" svg:d="M259 678c-70-116-137-235-202-354 180-104 356-211 529-324 153 33 308 62 463 87-99 619-199 1239-299 1858-252-41-501-89-750-147z">
            <text:p/>
          </draw:path>
          <draw:path draw:style-name="gr3" draw:text-style-name="P3" draw:layer="layout" svg:width="1.72cm" svg:height="1.92cm" svg:x="17.1cm" svg:y="17.411cm" svg:viewBox="0 0 1721 1921" svg:d="M795 559c-189-18-377-41-565-70 100-162 199-325 295-489 397 51 796 77 1196 77-276 627-586 1243-930 1844-264-22-529-54-791-94z">
            <text:p/>
          </draw:path>
        </draw:g>
        <draw:g>
          <draw:path draw:style-name="gr3" draw:text-style-name="P3" draw:layer="layout" svg:width="1.644cm" svg:height="1.92cm" svg:x="10.864cm" svg:y="1.593cm" svg:viewBox="0 0 1645 1921" svg:d="M0 0l925 38c118 10 223 31 319 64 94 31 174 74 237 125 62 51 107 111 136 179 27 68 35 144 22 227-9 59-25 110-49 148-24 39-47 71-71 97-30 30-60 54-94 72 44 33 82 73 115 119 26 40 49 90 67 147 17 59 20 127 7 205-14 89-44 167-90 233-46 67-104 122-174 164s-151 72-244 88-192 20-303 10l-803-34zM711 1465c156 11 240-34 250-144 11-108-65-171-227-183l-76-5-21 327zM941 614c7-85-45-135-159-143l-80-5-17 259 79 6c110 8 169-30 177-117z">
            <text:p/>
          </draw:path>
          <draw:path draw:style-name="gr3" draw:text-style-name="P3" draw:layer="layout" svg:width="1.898cm" svg:height="2.191cm" svg:x="12.338cm" svg:y="1.907cm" svg:viewBox="0 0 1899 2192" svg:d="M1174 0c184 45 368 94 549 147 93 682 152 1364 176 2045-193-74-389-142-587-203-3-60-9-121-13-181-194-58-389-110-586-157-35 50-70 100-103 150-202-46-405-85-610-117zM1250 1362c-15-119-32-238-50-356-76 93-150 187-223 283z">
            <text:p/>
          </draw:path>
          <draw:path draw:style-name="gr3" draw:text-style-name="P3" draw:layer="layout" svg:width="1.794cm" svg:height="2.161cm" svg:x="14.314cm" svg:y="2.225cm" svg:viewBox="0 0 1795 2162" svg:d="M508 612c-129-51-259-99-392-145 55-155 109-311 163-467 521 182 1027 402 1516 657-77 146-153 293-229 438-123-64-247-126-374-186-199 418-397 835-595 1253-196-92-395-179-597-258z">
            <text:p/>
          </draw:path>
          <draw:path draw:style-name="gr3" draw:text-style-name="P3" draw:layer="layout" svg:width="1.965cm" svg:height="2.184cm" svg:x="15.633cm" svg:y="2.932cm" svg:viewBox="0 0 1966 2185" svg:d="M701 640c-120-71-240-138-364-204 78-145 156-290 233-436 486 261 953 556 1396 884-99 133-197 265-294 397-113-83-225-163-341-242-261 383-521 764-782 1146-179-121-362-238-549-347z">
            <text:p/>
          </draw:path>
          <draw:path draw:style-name="gr3" draw:text-style-name="P3" draw:layer="layout" svg:width="1.747cm" svg:height="2.283cm" svg:x="16.56cm" svg:y="3.89cm" svg:viewBox="0 0 1748 2284" svg:d="M1137 0c210 159 413 325 611 498-304 348-609 697-913 1045 143 125 283 255 420 389-116 117-231 235-346 352-286-280-589-542-909-784z">
            <text:p/>
          </draw:path>
          <draw:path draw:style-name="gr3" draw:text-style-name="P3" draw:layer="layout" svg:width="2.253cm" svg:height="2.215cm" svg:x="17.542cm" svg:y="4.918cm" svg:viewBox="0 0 2254 2216" svg:d="M1333 0c328 329 636 678 921 1046-130 101-261 202-390 303-125-161-255-318-389-472-52 46-104 91-157 137 129 149 254 300 375 455-124 96-247 192-370 288-115-149-234-293-358-435-55 48-109 95-163 143 128 147 250 296 369 449-131 101-260 201-391 302-241-311-502-608-780-887z">
            <text:p/>
          </draw:path>
          <draw:path draw:style-name="gr3" draw:text-style-name="P3" draw:layer="layout" svg:width="2.06cm" svg:height="2.465cm" svg:x="20.115cm" svg:y="10.712cm" svg:viewBox="0 0 2061 2466" svg:d="M1846 0c41 205 76 411 105 616-211 234-428 458-651 675 256 175 508 358 756 551 6 207 7 415 2 624-628-15-1255-30-1882-45 5-210 3-420-6-630 226-10 451-19 677-29-194-133-391-260-590-382 176-154 348-315 516-480-224 29-447 58-671 87-27-208-61-416-102-622z">
            <text:p/>
          </draw:path>
          <draw:path draw:style-name="gr3" draw:text-style-name="P3" draw:layer="layout" svg:width="2.007cm" svg:height="1.47cm" svg:x="20.156cm" svg:y="13.339cm" svg:viewBox="0 0 2008 1471" svg:d="M2008 86c-21 465-71 928-150 1385-162-27-325-55-487-83 35-200 63-402 86-604-69-8-138-15-207-23-23 194-50 389-83 582-154-26-307-52-461-79 31-184 57-370 78-556-72-8-144-16-215-24-22 192-49 384-83 575-162-28-324-56-486-84 67-388 110-782 128-1175z">
            <text:p/>
          </draw:path>
          <draw:path draw:style-name="gr3" draw:text-style-name="P3" draw:layer="layout" svg:width="1.96cm" svg:height="1.553cm" svg:x="19.944cm" svg:y="14.612cm" svg:viewBox="0 0 1961 1554" svg:d="M769 102c-21 42-41 87-57 135-17 39-34 84-51 135-16 51-31 102-43 155-21 92-2 148 60 163 23 6 51-3 83-26s68-53 108-91c41-38 85-78 133-122s100-84 157-121 119-64 184-83c66-19 138-22 215-8 88 16 161 49 220 100s105 116 135 194c31 78 47 165 48 264 2 99-11 203-38 308-14 56-30 110-50 164-19 54-37 101-54 144-20 48-39 96-59 141l-505-152c7-17 14-35 23-57 7-16 14-35 22-56 9-22 17-44 23-68 4-13 7-29 12-50 4-19 7-39 8-57s-1-35-7-51c-5-16-16-25-33-30-14-4-36 7-65 30-31 24-65 52-106 85s-87 70-140 109c-52 38-109 70-170 95s-126 42-196 50c-69 8-142-1-217-26-78-25-147-62-208-112-60-50-107-110-141-182s-54-155-59-251 7-203 36-323c17-72 36-139 56-200s39-115 59-162c20-53 41-102 63-146z">
            <text:p/>
          </draw:path>
          <draw:path draw:style-name="gr3" draw:text-style-name="P3" draw:layer="layout" svg:width="2.429cm" svg:height="2.377cm" svg:x="19.142cm" svg:y="15.945cm" svg:viewBox="0 0 2430 2378" svg:d="M2430 607c-81 239-170 474-267 706-198-83-394-164-592-247-51 123-104 245-160 365 195 89 388 179 582 268-106 230-220 457-341 679-551-301-1101-601-1652-902 101-185 196-374 285-565 210 97 422 195 632 292 53-114 104-230 152-346-214-89-429-179-643-268 80-193 155-390 222-58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nux Biolinum G1" svg:font-family="'Linux Biolinum G'" style:font-adornments="Bold" style:font-pitch="variable"/>
    <style:font-face style:name="Phosphate" svg:font-family="Phosphate" style:font-pitch="variable"/>
    <style:font-face style:name="Phosphate1" svg:font-family="Phosphate" style:font-adornments="Inlin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6:53:11.567972000</meta:creation-date>
    <meta:editing-duration>P0D</meta:editing-duration>
    <meta:editing-cycles>1</meta:editing-cycles>
    <meta:generator>LibreOffice/5.1.6.2$MacOSX_X86_64 LibreOffice_project/07ac168c60a517dba0f0d7bc7540f5afa45f0909</meta:generator>
    <meta:document-statistic meta:object-count="34"/>
  </office:meta>
</office:document-meta>
</file>